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958cm" style:rel-column-width="7548*"/>
    </style:style>
    <style:style style:name="Table1.B" style:family="table-column">
      <style:table-column-properties style:column-width="6.541cm" style:rel-column-width="25215*"/>
    </style:style>
    <style:style style:name="Table1.C" style:family="table-column">
      <style:table-column-properties style:column-width="1.997cm" style:rel-column-width="7697*"/>
    </style:style>
    <style:style style:name="Table1.D" style:family="table-column">
      <style:table-column-properties style:column-width="6.503cm" style:rel-column-width="2507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URW Chancery L" fo:font-size="30pt" style:font-size-asian="30pt" style:font-size-complex="30pt"/>
    </style:style>
    <style:style style:name="P2" style:family="paragraph">
      <style:paragraph-properties fo:text-align="start"/>
      <style:text-properties style:text-line-through-style="none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end"/>
      <style:text-properties style:text-line-through-style="none" fo:font-style="normal" style:text-underline-style="none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QST_name_ALT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ST_plz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ST_vor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ST_ort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stloop_[0]*Col1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1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2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3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4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5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6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0]*Col7_FMT#0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1]*Col7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1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2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4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5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6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2]*Col7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1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2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4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5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6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stloop_[3]*Col7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QST_nam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stImage*PNG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stImage*JPG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ür PDFMergeEngine</text:p>
      <text:p text:style-name="Standard"/>
      <text:p text:style-name="Standard"><draw:control text:anchor-type="as-char" svg:y="-0.457cm" draw:z-index="32" draw:style-name="gr1" draw:text-style-name="P2" svg:width="6.345cm" svg:height="0.458cm" draw:control="control33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<draw:control text:anchor-type="as-char" svg:y="-0.457cm" draw:z-index="0" draw:style-name="gr1" draw:text-style-name="P2" svg:width="6.345cm" svg:height="0.458cm" draw:control="control1"/></text:p>
          </table:table-cell>
          <table:table-cell table:style-name="Table1.A1" office:value-type="string">
            <text:p text:style-name="Table_20_Contents">Vorname</text:p>
          </table:table-cell>
          <table:table-cell table:style-name="Table1.D1" office:value-type="string">
            <text:p text:style-name="Table_20_Contents"><draw:control text:anchor-type="as-char" draw:z-index="2" draw:style-name="gr2" draw:text-style-name="P3" svg:width="6.308cm" svg:height="0.458cm" draw:control="control3"/>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><draw:control text:anchor-type="as-char" svg:y="-0.206cm" draw:z-index="1" draw:style-name="gr1" draw:text-style-name="P3" svg:width="6.345cm" svg:height="0.458cm" draw:control="control2"/></text:p>
          </table:table-cell>
          <table:table-cell table:style-name="Table1.A2" office:value-type="string">
            <text:p text:style-name="Table_20_Contents">Ort</text:p>
          </table:table-cell>
          <table:table-cell table:style-name="Table1.D2" office:value-type="string">
            <text:p text:style-name="Table_20_Contents"><draw:control text:anchor-type="as-char" draw:z-index="3" draw:style-name="gr2" draw:text-style-name="P3" svg:width="6.308cm" svg:height="0.466cm" draw:control="control4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Table_20_Contents"><draw:control text:anchor-type="as-char" svg:y="-0.044cm" draw:z-index="4" draw:style-name="gr1" draw:text-style-name="P3" svg:width="2.232cm" svg:height="0.458cm" draw:control="control5"/></text:p>
          </table:table-cell>
          <table:table-cell table:style-name="Table2.A1" office:value-type="string">
            <text:p text:style-name="Standard"><draw:control text:anchor-type="as-char" svg:y="-0.044cm" draw:z-index="6" draw:style-name="gr1" draw:text-style-name="P3" svg:width="2.232cm" svg:height="0.458cm" draw:control="control7"/></text:p>
          </table:table-cell>
          <table:table-cell table:style-name="Table2.A1" office:value-type="string">
            <text:p text:style-name="Standard"><draw:control text:anchor-type="as-char" svg:y="-0.044cm" draw:z-index="7" draw:style-name="gr1" draw:text-style-name="P3" svg:width="2.232cm" svg:height="0.458cm" draw:control="control8"/></text:p>
          </table:table-cell>
          <table:table-cell table:style-name="Table2.A1" office:value-type="string">
            <text:p text:style-name="Standard"><draw:control text:anchor-type="as-char" svg:y="-0.044cm" draw:z-index="8" draw:style-name="gr1" draw:text-style-name="P4" svg:width="2.232cm" svg:height="0.458cm" draw:control="control9"/></text:p>
          </table:table-cell>
          <table:table-cell table:style-name="Table2.A1" office:value-type="string">
            <text:p text:style-name="Standard"><draw:control text:anchor-type="as-char" svg:y="-0.044cm" draw:z-index="9" draw:style-name="gr1" draw:text-style-name="P3" svg:width="2.232cm" svg:height="0.458cm" draw:control="control10"/></text:p>
          </table:table-cell>
          <table:table-cell table:style-name="Table2.A1" office:value-type="string">
            <text:p text:style-name="Standard"><draw:control text:anchor-type="as-char" svg:y="-0.044cm" draw:z-index="10" draw:style-name="gr1" draw:text-style-name="P4" svg:width="2.232cm" svg:height="0.458cm" draw:control="control11"/></text:p>
          </table:table-cell>
          <table:table-cell table:style-name="Table2.G1" office:value-type="string">
            <text:p text:style-name="Standard"><draw:control text:anchor-type="as-char" svg:y="-0.044cm" draw:z-index="11" draw:style-name="gr1" draw:text-style-name="P4" svg:width="2.232cm" svg:height="0.458cm" draw:control="control12"/></text:p>
          </table:table-cell>
        </table:table-row>
        <table:table-row>
          <table:table-cell table:style-name="Table2.A2" office:value-type="string">
            <text:p text:style-name="Standard"><draw:control text:anchor-type="as-char" svg:y="-0.044cm" draw:z-index="5" draw:style-name="gr1" draw:text-style-name="P3" svg:width="2.232cm" svg:height="0.458cm" draw:control="control6"/></text:p>
          </table:table-cell>
          <table:table-cell table:style-name="Table2.A2" office:value-type="string">
            <text:p text:style-name="Standard"><draw:control text:anchor-type="as-char" svg:y="-0.044cm" draw:z-index="12" draw:style-name="gr1" draw:text-style-name="P3" svg:width="2.232cm" svg:height="0.458cm" draw:control="control13"/></text:p>
          </table:table-cell>
          <table:table-cell table:style-name="Table2.A2" office:value-type="string">
            <text:p text:style-name="Standard"><draw:control text:anchor-type="as-char" svg:y="-0.044cm" draw:z-index="13" draw:style-name="gr1" draw:text-style-name="P3" svg:width="2.232cm" svg:height="0.458cm" draw:control="control14"/></text:p>
          </table:table-cell>
          <table:table-cell table:style-name="Table2.A2" office:value-type="string">
            <text:p text:style-name="Standard"><draw:control text:anchor-type="as-char" svg:y="-0.044cm" draw:z-index="14" draw:style-name="gr1" draw:text-style-name="P4" svg:width="2.232cm" svg:height="0.458cm" draw:control="control15"/></text:p>
          </table:table-cell>
          <table:table-cell table:style-name="Table2.A2" office:value-type="string">
            <text:p text:style-name="Standard"><draw:control text:anchor-type="as-char" svg:y="-0.044cm" draw:z-index="15" draw:style-name="gr1" draw:text-style-name="P3" svg:width="2.232cm" svg:height="0.458cm" draw:control="control16"/></text:p>
          </table:table-cell>
          <table:table-cell table:style-name="Table2.A2" office:value-type="string">
            <text:p text:style-name="Standard"><draw:control text:anchor-type="as-char" svg:y="-0.044cm" draw:z-index="16" draw:style-name="gr1" draw:text-style-name="P4" svg:width="2.232cm" svg:height="0.458cm" draw:control="control17"/></text:p>
          </table:table-cell>
          <table:table-cell table:style-name="Table2.G2" office:value-type="string">
            <text:p text:style-name="Standard"><draw:control text:anchor-type="as-char" svg:y="-0.044cm" draw:z-index="17" draw:style-name="gr1" draw:text-style-name="P4" svg:width="2.232cm" svg:height="0.458cm" draw:control="control18"/></text:p>
          </table:table-cell>
        </table:table-row>
        <table:table-row>
          <table:table-cell table:style-name="Table2.A2" office:value-type="string">
            <text:p text:style-name="Standard"><draw:control text:anchor-type="as-char" svg:y="-0.044cm" draw:z-index="18" draw:style-name="gr1" draw:text-style-name="P3" svg:width="2.232cm" svg:height="0.458cm" draw:control="control19"/></text:p>
          </table:table-cell>
          <table:table-cell table:style-name="Table2.A2" office:value-type="string">
            <text:p text:style-name="Standard"><draw:control text:anchor-type="as-char" svg:y="-0.044cm" draw:z-index="19" draw:style-name="gr1" draw:text-style-name="P3" svg:width="2.232cm" svg:height="0.458cm" draw:control="control20"/></text:p>
          </table:table-cell>
          <table:table-cell table:style-name="Table2.A2" office:value-type="string">
            <text:p text:style-name="Standard"><draw:control text:anchor-type="as-char" svg:y="-0.044cm" draw:z-index="20" draw:style-name="gr1" draw:text-style-name="P3" svg:width="2.232cm" svg:height="0.458cm" draw:control="control21"/></text:p>
          </table:table-cell>
          <table:table-cell table:style-name="Table2.A2" office:value-type="string">
            <text:p text:style-name="Standard"><draw:control text:anchor-type="as-char" svg:y="-0.044cm" draw:z-index="21" draw:style-name="gr1" draw:text-style-name="P4" svg:width="2.232cm" svg:height="0.458cm" draw:control="control22"/></text:p>
          </table:table-cell>
          <table:table-cell table:style-name="Table2.A2" office:value-type="string">
            <text:p text:style-name="Standard"><draw:control text:anchor-type="as-char" svg:y="-0.044cm" draw:z-index="22" draw:style-name="gr1" draw:text-style-name="P3" svg:width="2.232cm" svg:height="0.458cm" draw:control="control23"/></text:p>
          </table:table-cell>
          <table:table-cell table:style-name="Table2.A2" office:value-type="string">
            <text:p text:style-name="Standard"><draw:control text:anchor-type="as-char" svg:y="-0.044cm" draw:z-index="23" draw:style-name="gr1" draw:text-style-name="P4" svg:width="2.232cm" svg:height="0.458cm" draw:control="control24"/></text:p>
          </table:table-cell>
          <table:table-cell table:style-name="Table2.G2" office:value-type="string">
            <text:p text:style-name="Standard"><draw:control text:anchor-type="as-char" svg:y="-0.044cm" draw:z-index="24" draw:style-name="gr1" draw:text-style-name="P4" svg:width="2.232cm" svg:height="0.458cm" draw:control="control25"/></text:p>
          </table:table-cell>
        </table:table-row>
        <table:table-row>
          <table:table-cell table:style-name="Table2.A2" office:value-type="string">
            <text:p text:style-name="Standard"><draw:control text:anchor-type="as-char" svg:y="-0.044cm" draw:z-index="25" draw:style-name="gr1" draw:text-style-name="P3" svg:width="2.232cm" svg:height="0.458cm" draw:control="control26"/></text:p>
          </table:table-cell>
          <table:table-cell table:style-name="Table2.A2" office:value-type="string">
            <text:p text:style-name="Standard"><draw:control text:anchor-type="as-char" svg:y="-0.044cm" draw:z-index="26" draw:style-name="gr1" draw:text-style-name="P3" svg:width="2.232cm" svg:height="0.458cm" draw:control="control27"/></text:p>
          </table:table-cell>
          <table:table-cell table:style-name="Table2.A2" office:value-type="string">
            <text:p text:style-name="Standard"><draw:control text:anchor-type="as-char" svg:y="-0.044cm" draw:z-index="27" draw:style-name="gr1" draw:text-style-name="P3" svg:width="2.232cm" svg:height="0.458cm" draw:control="control28"/></text:p>
          </table:table-cell>
          <table:table-cell table:style-name="Table2.A2" office:value-type="string">
            <text:p text:style-name="Standard"><draw:control text:anchor-type="as-char" svg:y="-0.044cm" draw:z-index="28" draw:style-name="gr1" draw:text-style-name="P4" svg:width="2.232cm" svg:height="0.458cm" draw:control="control29"/></text:p>
          </table:table-cell>
          <table:table-cell table:style-name="Table2.A2" office:value-type="string">
            <text:p text:style-name="Standard"><draw:control text:anchor-type="as-char" svg:y="-0.044cm" draw:z-index="29" draw:style-name="gr1" draw:text-style-name="P3" svg:width="2.232cm" svg:height="0.458cm" draw:control="control30"/></text:p>
          </table:table-cell>
          <table:table-cell table:style-name="Table2.A2" office:value-type="string">
            <text:p text:style-name="Standard"><draw:control text:anchor-type="as-char" svg:y="-0.044cm" draw:z-index="30" draw:style-name="gr1" draw:text-style-name="P4" svg:width="2.232cm" svg:height="0.458cm" draw:control="control31"/></text:p>
          </table:table-cell>
          <table:table-cell table:style-name="Table2.G2" office:value-type="string">
            <text:p text:style-name="Standard"><draw:control text:anchor-type="as-char" svg:y="-0.044cm" draw:z-index="31" draw:style-name="gr1" draw:text-style-name="P4" svg:width="2.232cm" svg:height="0.458cm" draw:control="control32"/></text:p>
          </table:table-cell>
        </table:table-row>
      </table:table>
      <text:p text:style-name="Standard"/>
      <text:p text:style-name="Standard"/>
      <text:p text:style-name="Standard"><draw:control text:anchor-type="as-char" svg:y="-0.457cm" draw:z-index="33" draw:style-name="gr1" draw:text-style-name="P2" svg:width="8.953cm" svg:height="1.639cm" draw:control="control34"/></text:p>
      <text:p text:style-name="Standard"/>
      <text:p text:style-name="Standard"/>
      <text:p text:style-name="Standard"><draw:control text:anchor-type="as-char" svg:y="-0.457cm" draw:z-index="34" draw:style-name="gr1" draw:text-style-name="P2" svg:width="16.998cm" svg:height="0.851cm" draw:control="control3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RW Chancery L" svg:font-family="'URW Chancery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27T16:05:42</meta:creation-date>
    <dc:date>2011-01-31T11:09:11</dc:date>
    <meta:editing-duration>PT07H24M56S</meta:editing-duration>
    <meta:editing-cycles>30</meta:editing-cycles>
    <meta:generator>OpenOffice.org/3.0$Linux OpenOffice.org_project/300m15$Build-9379</meta:generator>
    <meta:document-statistic meta:table-count="2" meta:image-count="0" meta:object-count="0" meta:page-count="1" meta:paragraph-count="40" meta:word-count="7" meta:character-count="75"/>
    <meta:user-defined meta:name="Info 1"/>
    <meta:user-defined meta:name="Info 2"/>
    <meta:user-defined meta:name="Info 3"/>
    <meta:user-defined meta:name="Info 4"/>
  </office:meta>
</office:document-meta>
</file>